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in" fo:margin-right="3.3193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</style:style>
    <style:style style:name="P2" style:family="paragraph" style:parent-style-name="Standard">
      <style:paragraph-properties fo:margin-left="0in" fo:margin-right="2.0098in" fo:margin-top="0.2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.6598in" fo:margin-top="0.2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.2098in" fo:margin-top="0.2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.0563in" fo:margin-top="0.2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.2862in" fo:margin-top="0.2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.6193in" fo:margin-top="0.2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.2429in" fo:margin-top="0.2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.6098in" fo:margin-top="0.2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.5327in" fo:margin-top="0.2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.0835in" fo:margin-top="0.2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.2528in" fo:margin-top="0.2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1.6965in" fo:margin-top="0.2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in" fo:margin-right="0.3693in" fo:margin-top="0.2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5" style:family="paragraph" style:parent-style-name="Standard">
      <style:paragraph-properties fo:margin-left="0in" fo:margin-right="1.4929in" fo:margin-top="0.2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1.3992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in" fo:margin-right="1.5528in" fo:margin-top="0.2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8" style:family="paragraph" style:parent-style-name="Standard">
      <style:paragraph-properties fo:margin-left="0in" fo:margin-right="1.1862in" fo:margin-top="0.266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9" style:family="paragraph" style:parent-style-name="Standard">
      <style:paragraph-properties fo:margin-left="0in" fo:margin-right="2.4634in" fo:margin-top="0.2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Standard">
      <style:paragraph-properties fo:margin-left="0in" fo:margin-right="0.1693in" fo:margin-top="0.2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1" style:family="paragraph" style:parent-style-name="Standard">
      <style:paragraph-properties fo:margin-left="0in" fo:margin-right="1.2193in" fo:margin-top="0.2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>
      <style:paragraph-properties fo:margin-left="0in" fo:margin-right="0.2362in" fo:margin-top="0.2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3" style:family="text">
      <style:text-properties fo:font-variant="normal" fo:text-transform="none" fo:color="#1e1e1e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conhecimento de premissas e conclusão </text:span></text:p>
      <text:p text:style-name="P2"><text:span text:style-name="T1">Nome: Iago Rafael Sant’Anna Rodrigues Turma: Informática-1 </text:span></text:p>
      <text:p text:style-name="P3"><text:span text:style-name="T1">(1) Esteja certo da qualidade do nosso trabalho. . Passamos os últimos três meses trabalhando sem descanso nele. </text:span></text:p>
      <text:p text:style-name="P4"><text:span text:style-name="T1">(2) É um absurdo que o presidente seja a favor de aumentar a idade da aposentadoria, já que ele próprio se aposentou com 33 anos. </text:span></text:p>
      <text:p text:style-name="P5"><text:span text:style-name="T1">(3) É ridículo que reclamem da contenção de gastos, o economista John Kenneth Galbraith em pessoa defende que uma apertada política econômica é a melhor cura para a recessão. </text:span></text:p>
      <text:p text:style-name="P6"><text:span text:style-name="T1">(4) Se não reformar a previdência, vai ter a inflação, o que será muito ruim para o Brasil. Portanto, a reforma da previdência proposta pelo governo tem que passar! </text:span></text:p>
      <text:p text:style-name="P7"><text:span text:style-name="T1">(5) Se Sócrates tivesse nascido em Estagira, seria grego; Sócrates era grego; logo, Sócrates nasceu em Estagira. </text:span></text:p>
      <text:p text:style-name="P8"><text:span text:style-name="T1">(6) Já que a teoria da evolução diz que o homem veio do macaco, por que não vemos os macacos evoluindo para homens hoje? </text:span></text:p>
      <text:p text:style-name="P9"><text:span text:style-name="T1">(7) Você percebe que o ateísmo é pernicioso quando observa o quanto ele torna as pessoas perniciosas. </text:span></text:p>
      <text:p text:style-name="P10"><text:span text:style-name="T1">(8) O coronavírus não mata tanto. Os números estão sendo manipulados pela mídia. </text:span></text:p>
      <text:p text:style-name="P11"><text:span text:style-name="T1">(9) Se Deus fosse bom, onipotente e onisciente, o mal não existiria. Supondo que você não seja cego, é evidente que o mal existe, Logo, está claro que é Deus que não existe. </text:span></text:p>
      <text:p text:style-name="P12"><text:span text:style-name="T1">(10) Os egípcios acreditavam em vida após a morte. Prova disso é a presença constante desse tema nos escritos egípcios encontrados pelos arqueólogos. </text:span></text:p>
      <text:p text:style-name="P13"><text:span text:style-name="T2">Respostas : </text:span><text:span text:style-name="T1">(1) Premissa 1 : Passamos os últimos três meses trabalhando nele. Conclusão : esteja certo da qualidade do nosso trabalho . </text:span></text:p>
      <text:p text:style-name="P9"><text:span text:style-name="T1">(2)Premissa 1 :O presidente se aposentou com 33 anos de idade. Conclusão : </text:span><text:span text:style-name="T3">É </text:span><text:span text:style-name="T1">absurdo que ele seja a favor do aumento da idade da aposentadoria. </text:span></text:p>
      <text:p text:style-name="P14"><text:span text:style-name="T1">(3) Premissa 1 : O economista John Kenneth Galbraith defende que uma contenção de gastos é a melhor cura para recessão. Conclusão : </text:span><text:span text:style-name="T3">É ridículo ser contra a contenção de gastos. </text:span></text:p>
      <text:p text:style-name="P15"><text:span text:style-name="T3">(4) Premissa 1 : A inflação é ruim para o brasil. Premissa 2 : Se a reforma da previdência não for feita haverá inflação. </text:span></text:p>
      <text:p text:style-name="P16"><text:span text:style-name="T3">conclusão : A reforma da previdência deve passar para o bem do brasil. </text:span></text:p>
      <text:p text:style-name="P17"><text:span text:style-name="T3">(5) Premissa 1 : Se sócrates tivesse nascido em Estagira seria grego. Premissa 2 : Sócrates nasceu em Estagira. Conclusão : Sócrates era grego. </text:span></text:p>
      <text:p text:style-name="P18"><text:span text:style-name="T3">(6) Premissa 1 : A teoria da evolução diz que o homem evoluiu do macaco. Premissa 2 : Nos dias atuais não vemos macaco evoluírem. Conclusão : A teoria da evolução está errada. </text:span></text:p>
      <text:p text:style-name="P19"><text:span text:style-name="T3">(7) Premissa 1 : O ateísmo torna as pessoa perniciosas. Conclusão : O ateísmo é pernicioso. </text:span></text:p>
      <text:p text:style-name="P20"><text:span text:style-name="T3">(8) Premissa 1 : O número de mortes pelo coronavírus está sendo manipulado pela mídia. Conclusão : O coronavírus não mata tanto. </text:span></text:p>
      <text:p text:style-name="P21"><text:span text:style-name="T3">(9) Premissa 1 : A menos que seja cego é evidente que o mal existe. Premissa 2 : Se </text:span><text:span text:style-name="T1">Deus for bom, onipotente e onisciente, o mal não existiria. Conclusão : Deus não existe. </text:span></text:p>
      <text:p text:style-name="P22"><text:span text:style-name="T1">(10) Premissa 1 : Arqueólogos encontram constantemente o tema de “vida após” a morte em escritos egípcios. Conclusão : Os egípcios acreditavam em vida após a mort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3" meta:word-count="513" meta:character-count="2952" meta:non-whitespace-character-count="2439"/>
    <meta:generator>LibreOfficeDev/6.0.5.2$Linux_X86_64 LibreOffice_project/</meta:generator>
  </office:meta>
</office:document-meta>
</file>